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tudent Record</text:p>
          </table:table-cell>
          <table:table-cell/>
          <table:table-cell office:value-type="string" calcext:value-type="string">
            <text:p>Mark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ISID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SGPA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11603001" calcext:value-type="float">
            <text:p>111603001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[.C3]+[.D3]+[.E3]+[.F3]+[.G3]+[.H3]" office:value-type="float" office:value="152" calcext:value-type="float">
            <text:p>152</text:p>
          </table:table-cell>
          <table:table-cell table:formula="of:=[.J3]/7" office:value-type="float" office:value="21.7142857142857" calcext:value-type="float">
            <text:p>21.7142857143</text:p>
          </table:table-cell>
          <table:table-cell table:formula="of:=[.K3]/8.5" office:value-type="float" office:value="2.5546218487395" calcext:value-type="float">
            <text:p>2.5546218487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office:value-type="float" office:value="111603002" calcext:value-type="float">
            <text:p>111603002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formula="of:=[.C4]+[.D4]+[.E4]+[.F4]+[.G4]+[.H4]" office:value-type="float" office:value="314" calcext:value-type="float">
            <text:p>314</text:p>
          </table:table-cell>
          <table:table-cell table:formula="of:=[.J4]/7" office:value-type="float" office:value="44.8571428571429" calcext:value-type="float">
            <text:p>44.8571428571</text:p>
          </table:table-cell>
          <table:table-cell table:formula="of:=[.K4]/8.5" office:value-type="float" office:value="5.27731092436975" calcext:value-type="float">
            <text:p>5.2773109244</text:p>
          </table:table-cell>
        </table:table-row>
        <table:table-row table:style-name="ro1">
          <table:table-cell office:value-type="string" calcext:value-type="string">
            <text:p>XYZ1</text:p>
          </table:table-cell>
          <table:table-cell office:value-type="float" office:value="111603003" calcext:value-type="float">
            <text:p>111603003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formula="of:=[.C5]+[.D5]+[.E5]+[.F5]+[.G5]+[.H5]" office:value-type="float" office:value="294" calcext:value-type="float">
            <text:p>294</text:p>
          </table:table-cell>
          <table:table-cell table:formula="of:=[.J5]/7" office:value-type="float" office:value="42" calcext:value-type="float">
            <text:p>42</text:p>
          </table:table-cell>
          <table:table-cell table:formula="of:=[.K5]/8.5" office:value-type="float" office:value="4.94117647058824" calcext:value-type="float">
            <text:p>4.9411764706</text:p>
          </table:table-cell>
        </table:table-row>
        <table:table-row table:style-name="ro1">
          <table:table-cell office:value-type="string" calcext:value-type="string">
            <text:p>XYZ2</text:p>
          </table:table-cell>
          <table:table-cell office:value-type="float" office:value="111603004" calcext:value-type="float">
            <text:p>1116030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C6]+[.D6]+[.E6]+[.F6]+[.G6]+[.H6]" office:value-type="float" office:value="142" calcext:value-type="float">
            <text:p>142</text:p>
          </table:table-cell>
          <table:table-cell table:formula="of:=[.J6]/7" office:value-type="float" office:value="20.2857142857143" calcext:value-type="float">
            <text:p>20.2857142857</text:p>
          </table:table-cell>
          <table:table-cell table:formula="of:=[.K6]/8.5" office:value-type="float" office:value="2.38655462184874" calcext:value-type="float">
            <text:p>2.3865546218</text:p>
          </table:table-cell>
        </table:table-row>
        <table:table-row table:style-name="ro1">
          <table:table-cell office:value-type="string" calcext:value-type="string">
            <text:p>XYZ3</text:p>
          </table:table-cell>
          <table:table-cell office:value-type="float" office:value="111603005" calcext:value-type="float">
            <text:p>111603005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formula="of:=[.C7]+[.D7]+[.E7]+[.F7]+[.G7]+[.H7]" office:value-type="float" office:value="246" calcext:value-type="float">
            <text:p>246</text:p>
          </table:table-cell>
          <table:table-cell table:formula="of:=[.J7]/7" office:value-type="float" office:value="35.1428571428571" calcext:value-type="float">
            <text:p>35.1428571429</text:p>
          </table:table-cell>
          <table:table-cell table:formula="of:=[.K7]/8.5" office:value-type="float" office:value="4.13445378151261" calcext:value-type="float">
            <text:p>4.1344537815</text:p>
          </table:table-cell>
        </table:table-row>
        <table:table-row table:style-name="ro1">
          <table:table-cell office:value-type="string" calcext:value-type="string">
            <text:p>XYZ4</text:p>
          </table:table-cell>
          <table:table-cell office:value-type="float" office:value="111603006" calcext:value-type="float">
            <text:p>111603006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formula="of:=[.C8]+[.D8]+[.E8]+[.F8]+[.G8]+[.H8]" office:value-type="float" office:value="314" calcext:value-type="float">
            <text:p>314</text:p>
          </table:table-cell>
          <table:table-cell table:formula="of:=[.J8]/7" office:value-type="float" office:value="44.8571428571429" calcext:value-type="float">
            <text:p>44.8571428571</text:p>
          </table:table-cell>
          <table:table-cell table:formula="of:=[.K8]/8.5" office:value-type="float" office:value="5.27731092436975" calcext:value-type="float">
            <text:p>5.2773109244</text:p>
          </table:table-cell>
        </table:table-row>
        <table:table-row table:style-name="ro1">
          <table:table-cell office:value-type="string" calcext:value-type="string">
            <text:p>XYZ5</text:p>
          </table:table-cell>
          <table:table-cell office:value-type="float" office:value="111603007" calcext:value-type="float">
            <text:p>11160300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C9]+[.D9]+[.E9]+[.F9]+[.G9]+[.H9]" office:value-type="float" office:value="50" calcext:value-type="float">
            <text:p>50</text:p>
          </table:table-cell>
          <table:table-cell table:formula="of:=[.J9]/7" office:value-type="float" office:value="7.14285714285714" calcext:value-type="float">
            <text:p>7.1428571429</text:p>
          </table:table-cell>
          <table:table-cell table:formula="of:=[.K9]/8.5" office:value-type="float" office:value="0.840336134453782" calcext:value-type="float">
            <text:p>0.8403361345</text:p>
          </table:table-cell>
        </table:table-row>
        <table:table-row table:style-name="ro1">
          <table:table-cell office:value-type="string" calcext:value-type="string">
            <text:p>XYZ6</text:p>
          </table:table-cell>
          <table:table-cell office:value-type="float" office:value="111603008" calcext:value-type="float">
            <text:p>111603008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table:formula="of:=[.C10]+[.D10]+[.E10]+[.F10]+[.G10]+[.H10]" office:value-type="float" office:value="250" calcext:value-type="float">
            <text:p>250</text:p>
          </table:table-cell>
          <table:table-cell table:formula="of:=[.J10]/7" office:value-type="float" office:value="35.7142857142857" calcext:value-type="float">
            <text:p>35.7142857143</text:p>
          </table:table-cell>
          <table:table-cell table:formula="of:=[.K10]/8.5" office:value-type="float" office:value="4.20168067226891" calcext:value-type="float">
            <text:p>4.2016806723</text:p>
          </table:table-cell>
        </table:table-row>
        <table:table-row table:style-name="ro1">
          <table:table-cell office:value-type="string" calcext:value-type="string">
            <text:p>XYZ7</text:p>
          </table:table-cell>
          <table:table-cell office:value-type="float" office:value="111603009" calcext:value-type="float">
            <text:p>11160300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C11]+[.D11]+[.E11]+[.F11]+[.G11]+[.H11]" office:value-type="float" office:value="118" calcext:value-type="float">
            <text:p>118</text:p>
          </table:table-cell>
          <table:table-cell table:formula="of:=[.J11]/7" office:value-type="float" office:value="16.8571428571429" calcext:value-type="float">
            <text:p>16.8571428571</text:p>
          </table:table-cell>
          <table:table-cell table:formula="of:=[.K11]/8.5" office:value-type="float" office:value="1.98319327731092" calcext:value-type="float">
            <text:p>1.9831932773</text:p>
          </table:table-cell>
        </table:table-row>
        <table:table-row table:style-name="ro1">
          <table:table-cell office:value-type="string" calcext:value-type="string">
            <text:p>XYZ8</text:p>
          </table:table-cell>
          <table:table-cell office:value-type="float" office:value="111603010" calcext:value-type="float">
            <text:p>11160301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formula="of:=[.C12]+[.D12]+[.E12]+[.F12]+[.G12]+[.H12]" office:value-type="float" office:value="142" calcext:value-type="float">
            <text:p>142</text:p>
          </table:table-cell>
          <table:table-cell table:formula="of:=[.J12]/7" office:value-type="float" office:value="20.2857142857143" calcext:value-type="float">
            <text:p>20.2857142857</text:p>
          </table:table-cell>
          <table:table-cell table:formula="of:=[.K12]/8.5" office:value-type="float" office:value="2.38655462184874" calcext:value-type="float">
            <text:p>2.3865546218</text:p>
          </table:table-cell>
        </table:table-row>
        <table:table-row table:style-name="ro1">
          <table:table-cell office:value-type="string" calcext:value-type="string">
            <text:p>XYZ9</text:p>
          </table:table-cell>
          <table:table-cell office:value-type="float" office:value="111603011" calcext:value-type="float">
            <text:p>111603011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formula="of:=[.C13]+[.D13]+[.E13]+[.F13]+[.G13]+[.H13]" office:value-type="float" office:value="384" calcext:value-type="float">
            <text:p>384</text:p>
          </table:table-cell>
          <table:table-cell table:formula="of:=[.J13]/7" office:value-type="float" office:value="54.8571428571429" calcext:value-type="float">
            <text:p>54.8571428571</text:p>
          </table:table-cell>
          <table:table-cell table:formula="of:=[.K13]/8.5" office:value-type="float" office:value="6.45378151260504" calcext:value-type="float">
            <text:p>6.4537815126</text:p>
          </table:table-cell>
        </table:table-row>
        <table:table-row table:style-name="ro1">
          <table:table-cell office:value-type="string" calcext:value-type="string">
            <text:p>XYZ10</text:p>
          </table:table-cell>
          <table:table-cell office:value-type="float" office:value="111603012" calcext:value-type="float">
            <text:p>111603012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table:formula="of:=[.C14]+[.D14]+[.E14]+[.F14]+[.G14]+[.H14]" office:value-type="float" office:value="220" calcext:value-type="float">
            <text:p>220</text:p>
          </table:table-cell>
          <table:table-cell table:formula="of:=[.J14]/7" office:value-type="float" office:value="31.4285714285714" calcext:value-type="float">
            <text:p>31.4285714286</text:p>
          </table:table-cell>
          <table:table-cell table:formula="of:=[.K14]/8.5" office:value-type="float" office:value="3.69747899159664" calcext:value-type="float">
            <text:p>3.6974789916</text:p>
          </table:table-cell>
        </table:table-row>
        <table:table-row table:style-name="ro1">
          <table:table-cell office:value-type="string" calcext:value-type="string">
            <text:p>XYZ11</text:p>
          </table:table-cell>
          <table:table-cell office:value-type="float" office:value="111603013" calcext:value-type="float">
            <text:p>111603013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table:formula="of:=[.C15]+[.D15]+[.E15]+[.F15]+[.G15]+[.H15]" office:value-type="float" office:value="268" calcext:value-type="float">
            <text:p>268</text:p>
          </table:table-cell>
          <table:table-cell table:formula="of:=[.J15]/7" office:value-type="float" office:value="38.2857142857143" calcext:value-type="float">
            <text:p>38.2857142857</text:p>
          </table:table-cell>
          <table:table-cell table:formula="of:=[.K15]/8.5" office:value-type="float" office:value="4.50420168067227" calcext:value-type="float">
            <text:p>4.5042016807</text:p>
          </table:table-cell>
        </table:table-row>
        <table:table-row table:style-name="ro1">
          <table:table-cell office:value-type="string" calcext:value-type="string">
            <text:p>XYZ12</text:p>
          </table:table-cell>
          <table:table-cell office:value-type="float" office:value="111603014" calcext:value-type="float">
            <text:p>11160301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[.C16]+[.D16]+[.E16]+[.F16]+[.G16]+[.H16]" office:value-type="float" office:value="226" calcext:value-type="float">
            <text:p>226</text:p>
          </table:table-cell>
          <table:table-cell table:formula="of:=[.J16]/7" office:value-type="float" office:value="32.2857142857143" calcext:value-type="float">
            <text:p>32.2857142857</text:p>
          </table:table-cell>
          <table:table-cell table:formula="of:=[.K16]/8.5" office:value-type="float" office:value="3.79831932773109" calcext:value-type="float">
            <text:p>3.7983193277</text:p>
          </table:table-cell>
        </table:table-row>
        <table:table-row table:style-name="ro1">
          <table:table-cell office:value-type="string" calcext:value-type="string">
            <text:p>XYZ13</text:p>
          </table:table-cell>
          <table:table-cell office:value-type="float" office:value="111603015" calcext:value-type="float">
            <text:p>111603015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[.C17]+[.D17]+[.E17]+[.F17]+[.G17]+[.H17]" office:value-type="float" office:value="508" calcext:value-type="float">
            <text:p>508</text:p>
          </table:table-cell>
          <table:table-cell table:formula="of:=[.J17]/7" office:value-type="float" office:value="72.5714285714286" calcext:value-type="float">
            <text:p>72.5714285714</text:p>
          </table:table-cell>
          <table:table-cell table:formula="of:=[.K17]/8.5" office:value-type="float" office:value="8.53781512605042" calcext:value-type="float">
            <text:p>8.5378151261</text:p>
          </table:table-cell>
        </table:table-row>
        <table:table-row table:style-name="ro1">
          <table:table-cell office:value-type="string" calcext:value-type="string">
            <text:p>XYZ14</text:p>
          </table:table-cell>
          <table:table-cell office:value-type="float" office:value="111603016" calcext:value-type="float">
            <text:p>11160301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formula="of:=[.C18]+[.D18]+[.E18]+[.F18]+[.G18]+[.H18]" office:value-type="float" office:value="360" calcext:value-type="float">
            <text:p>360</text:p>
          </table:table-cell>
          <table:table-cell table:formula="of:=[.J18]/7" office:value-type="float" office:value="51.4285714285714" calcext:value-type="float">
            <text:p>51.4285714286</text:p>
          </table:table-cell>
          <table:table-cell table:formula="of:=[.K18]/8.5" office:value-type="float" office:value="6.05042016806723" calcext:value-type="float">
            <text:p>6.0504201681</text:p>
          </table:table-cell>
        </table:table-row>
        <table:table-row table:style-name="ro1">
          <table:table-cell office:value-type="string" calcext:value-type="string">
            <text:p>XYZ15</text:p>
          </table:table-cell>
          <table:table-cell office:value-type="float" office:value="111603017" calcext:value-type="float">
            <text:p>111603017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table:formula="of:=[.C19]+[.D19]+[.E19]+[.F19]+[.G19]+[.H19]" office:value-type="float" office:value="440" calcext:value-type="float">
            <text:p>440</text:p>
          </table:table-cell>
          <table:table-cell table:formula="of:=[.J19]/7" office:value-type="float" office:value="62.8571428571429" calcext:value-type="float">
            <text:p>62.8571428571</text:p>
          </table:table-cell>
          <table:table-cell table:formula="of:=[.K19]/8.5" office:value-type="float" office:value="7.39495798319328" calcext:value-type="float">
            <text:p>7.3949579832</text:p>
          </table:table-cell>
        </table:table-row>
        <table:table-row table:style-name="ro1">
          <table:table-cell office:value-type="string" calcext:value-type="string">
            <text:p>XYZ16</text:p>
          </table:table-cell>
          <table:table-cell office:value-type="float" office:value="111603018" calcext:value-type="float">
            <text:p>11160301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formula="of:=[.C20]+[.D20]+[.E20]+[.F20]+[.G20]+[.H20]" office:value-type="float" office:value="314" calcext:value-type="float">
            <text:p>314</text:p>
          </table:table-cell>
          <table:table-cell table:formula="of:=[.J20]/7" office:value-type="float" office:value="44.8571428571429" calcext:value-type="float">
            <text:p>44.8571428571</text:p>
          </table:table-cell>
          <table:table-cell table:formula="of:=[.K20]/8.5" office:value-type="float" office:value="5.27731092436975" calcext:value-type="float">
            <text:p>5.2773109244</text:p>
          </table:table-cell>
        </table:table-row>
        <table:table-row table:style-name="ro1">
          <table:table-cell office:value-type="string" calcext:value-type="string">
            <text:p>XYZ17</text:p>
          </table:table-cell>
          <table:table-cell office:value-type="float" office:value="111603019" calcext:value-type="float">
            <text:p>11160301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formula="of:=[.C21]+[.D21]+[.E21]+[.F21]+[.G21]+[.H21]" office:value-type="float" office:value="402" calcext:value-type="float">
            <text:p>402</text:p>
          </table:table-cell>
          <table:table-cell table:formula="of:=[.J21]/7" office:value-type="float" office:value="57.4285714285714" calcext:value-type="float">
            <text:p>57.4285714286</text:p>
          </table:table-cell>
          <table:table-cell table:formula="of:=[.K21]/8.5" office:value-type="float" office:value="6.7563025210084" calcext:value-type="float">
            <text:p>6.756302521</text:p>
          </table:table-cell>
        </table:table-row>
        <table:table-row table:style-name="ro1">
          <table:table-cell office:value-type="string" calcext:value-type="string">
            <text:p>XYZ18</text:p>
          </table:table-cell>
          <table:table-cell office:value-type="float" office:value="111603020" calcext:value-type="float">
            <text:p>11160302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C22]+[.D22]+[.E22]+[.F22]+[.G22]+[.H22]" office:value-type="float" office:value="182" calcext:value-type="float">
            <text:p>182</text:p>
          </table:table-cell>
          <table:table-cell table:formula="of:=[.J22]/7" office:value-type="float" office:value="26" calcext:value-type="float">
            <text:p>26</text:p>
          </table:table-cell>
          <table:table-cell table:formula="of:=[.K22]/8.5" office:value-type="float" office:value="3.05882352941176" calcext:value-type="float">
            <text:p>3.0588235294</text:p>
          </table:table-cell>
        </table:table-row>
        <table:table-row table:style-name="ro1">
          <table:table-cell office:value-type="string" calcext:value-type="string">
            <text:p>XYZ19</text:p>
          </table:table-cell>
          <table:table-cell office:value-type="float" office:value="111603021" calcext:value-type="float">
            <text:p>111603021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formula="of:=[.C23]+[.D23]+[.E23]+[.F23]+[.G23]+[.H23]" office:value-type="float" office:value="274" calcext:value-type="float">
            <text:p>274</text:p>
          </table:table-cell>
          <table:table-cell table:formula="of:=[.J23]/7" office:value-type="float" office:value="39.1428571428571" calcext:value-type="float">
            <text:p>39.1428571429</text:p>
          </table:table-cell>
          <table:table-cell table:formula="of:=[.K23]/8.5" office:value-type="float" office:value="4.60504201680672" calcext:value-type="float">
            <text:p>4.6050420168</text:p>
          </table:table-cell>
        </table:table-row>
        <table:table-row table:style-name="ro1">
          <table:table-cell office:value-type="string" calcext:value-type="string">
            <text:p>XYZ20</text:p>
          </table:table-cell>
          <table:table-cell office:value-type="float" office:value="111603022" calcext:value-type="float">
            <text:p>111603022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table:formula="of:=[.C24]+[.D24]+[.E24]+[.F24]+[.G24]+[.H24]" office:value-type="float" office:value="342" calcext:value-type="float">
            <text:p>342</text:p>
          </table:table-cell>
          <table:table-cell table:formula="of:=[.J24]/7" office:value-type="float" office:value="48.8571428571429" calcext:value-type="float">
            <text:p>48.8571428571</text:p>
          </table:table-cell>
          <table:table-cell table:formula="of:=[.K24]/8.5" office:value-type="float" office:value="5.74789915966387" calcext:value-type="float">
            <text:p>5.7478991597</text:p>
          </table:table-cell>
        </table:table-row>
        <table:table-row table:style-name="ro1">
          <table:table-cell office:value-type="string" calcext:value-type="string">
            <text:p>XYZ21</text:p>
          </table:table-cell>
          <table:table-cell office:value-type="float" office:value="111603023" calcext:value-type="float">
            <text:p>11160302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formula="of:=[.C25]+[.D25]+[.E25]+[.F25]+[.G25]+[.H25]" office:value-type="float" office:value="476" calcext:value-type="float">
            <text:p>476</text:p>
          </table:table-cell>
          <table:table-cell table:formula="of:=[.J25]/7" office:value-type="float" office:value="68" calcext:value-type="float">
            <text:p>68</text:p>
          </table:table-cell>
          <table:table-cell table:formula="of:=[.K25]/8.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YZ22</text:p>
          </table:table-cell>
          <table:table-cell office:value-type="float" office:value="111603024" calcext:value-type="float">
            <text:p>111603024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[.C26]+[.D26]+[.E26]+[.F26]+[.G26]+[.H26]" office:value-type="float" office:value="498" calcext:value-type="float">
            <text:p>498</text:p>
          </table:table-cell>
          <table:table-cell table:formula="of:=[.J26]/7" office:value-type="float" office:value="71.1428571428571" calcext:value-type="float">
            <text:p>71.1428571429</text:p>
          </table:table-cell>
          <table:table-cell table:formula="of:=[.K26]/8.5" office:value-type="float" office:value="8.36974789915966" calcext:value-type="float">
            <text:p>8.3697478992</text:p>
          </table:table-cell>
        </table:table-row>
        <table:table-row table:style-name="ro1">
          <table:table-cell office:value-type="string" calcext:value-type="string">
            <text:p>XYZ23</text:p>
          </table:table-cell>
          <table:table-cell office:value-type="float" office:value="111603025" calcext:value-type="float">
            <text:p>111603025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table:formula="of:=[.C27]+[.D27]+[.E27]+[.F27]+[.G27]+[.H27]" office:value-type="float" office:value="568" calcext:value-type="float">
            <text:p>568</text:p>
          </table:table-cell>
          <table:table-cell table:formula="of:=[.J27]/7" office:value-type="float" office:value="81.1428571428571" calcext:value-type="float">
            <text:p>81.1428571429</text:p>
          </table:table-cell>
          <table:table-cell table:formula="of:=[.K27]/8.5" office:value-type="float" office:value="9.54621848739496" calcext:value-type="float">
            <text:p>9.5462184874</text:p>
          </table:table-cell>
        </table:table-row>
        <table:table-row table:style-name="ro1">
          <table:table-cell office:value-type="string" calcext:value-type="string">
            <text:p>XYZ24</text:p>
          </table:table-cell>
          <table:table-cell office:value-type="float" office:value="111603026" calcext:value-type="float">
            <text:p>111603026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table:formula="of:=[.C28]+[.D28]+[.E28]+[.F28]+[.G28]+[.H28]" office:value-type="float" office:value="330" calcext:value-type="float">
            <text:p>330</text:p>
          </table:table-cell>
          <table:table-cell table:formula="of:=[.J28]/7" office:value-type="float" office:value="47.1428571428571" calcext:value-type="float">
            <text:p>47.1428571429</text:p>
          </table:table-cell>
          <table:table-cell table:formula="of:=[.K28]/8.5" office:value-type="float" office:value="5.54621848739496" calcext:value-type="float">
            <text:p>5.5462184874</text:p>
          </table:table-cell>
        </table:table-row>
        <table:table-row table:style-name="ro1">
          <table:table-cell office:value-type="string" calcext:value-type="string">
            <text:p>XYZ25</text:p>
          </table:table-cell>
          <table:table-cell office:value-type="float" office:value="111603027" calcext:value-type="float">
            <text:p>111603027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formula="of:=[.C29]+[.D29]+[.E29]+[.F29]+[.G29]+[.H29]" office:value-type="float" office:value="354" calcext:value-type="float">
            <text:p>354</text:p>
          </table:table-cell>
          <table:table-cell table:formula="of:=[.J29]/7" office:value-type="float" office:value="50.5714285714286" calcext:value-type="float">
            <text:p>50.5714285714</text:p>
          </table:table-cell>
          <table:table-cell table:formula="of:=[.K29]/8.5" office:value-type="float" office:value="5.94957983193277" calcext:value-type="float">
            <text:p>5.9495798319</text:p>
          </table:table-cell>
        </table:table-row>
        <table:table-row table:style-name="ro1">
          <table:table-cell office:value-type="string" calcext:value-type="string">
            <text:p>XYZ26</text:p>
          </table:table-cell>
          <table:table-cell office:value-type="float" office:value="111603028" calcext:value-type="float">
            <text:p>111603028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table:formula="of:=[.C30]+[.D30]+[.E30]+[.F30]+[.G30]+[.H30]" office:value-type="float" office:value="356" calcext:value-type="float">
            <text:p>356</text:p>
          </table:table-cell>
          <table:table-cell table:formula="of:=[.J30]/7" office:value-type="float" office:value="50.8571428571429" calcext:value-type="float">
            <text:p>50.8571428571</text:p>
          </table:table-cell>
          <table:table-cell table:formula="of:=[.K30]/8.5" office:value-type="float" office:value="5.98319327731092" calcext:value-type="float">
            <text:p>5.9831932773</text:p>
          </table:table-cell>
        </table:table-row>
        <table:table-row table:style-name="ro1">
          <table:table-cell office:value-type="string" calcext:value-type="string">
            <text:p>XYZ27</text:p>
          </table:table-cell>
          <table:table-cell office:value-type="float" office:value="111603029" calcext:value-type="float">
            <text:p>111603029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formula="of:=[.C31]+[.D31]+[.E31]+[.F31]+[.G31]+[.H31]" office:value-type="float" office:value="304" calcext:value-type="float">
            <text:p>304</text:p>
          </table:table-cell>
          <table:table-cell table:formula="of:=[.J31]/7" office:value-type="float" office:value="43.4285714285714" calcext:value-type="float">
            <text:p>43.4285714286</text:p>
          </table:table-cell>
          <table:table-cell table:formula="of:=[.K31]/8.5" office:value-type="float" office:value="5.10924369747899" calcext:value-type="float">
            <text:p>5.1092436975</text:p>
          </table:table-cell>
        </table:table-row>
        <table:table-row table:style-name="ro1">
          <table:table-cell office:value-type="string" calcext:value-type="string">
            <text:p>XYZ28</text:p>
          </table:table-cell>
          <table:table-cell office:value-type="float" office:value="111603030" calcext:value-type="float">
            <text:p>111603030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formula="of:=[.C32]+[.D32]+[.E32]+[.F32]+[.G32]+[.H32]" office:value-type="float" office:value="336" calcext:value-type="float">
            <text:p>336</text:p>
          </table:table-cell>
          <table:table-cell table:formula="of:=[.J32]/7" office:value-type="float" office:value="48" calcext:value-type="float">
            <text:p>48</text:p>
          </table:table-cell>
          <table:table-cell table:formula="of:=[.K32]/8.5" office:value-type="float" office:value="5.64705882352941" calcext:value-type="float">
            <text:p>5.6470588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7:38:35.548667615</meta:creation-date>
    <dc:date>2017-10-19T17:57:56.591272897</dc:date>
    <meta:editing-duration>PT9M11S</meta:editing-duration>
    <meta:editing-cycles>1</meta:editing-cycles>
    <meta:document-statistic meta:table-count="1" meta:cell-count="374" meta:object-count="0"/>
    <meta:generator>LibreOffice/5.1.6.2$Linux_X86_64 LibreOffice_project/10m0$Build-2</meta:generator>
  </office:meta>
</office:document-meta>
</file>